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fo:font-style="normal" officeooo:rsid="002755d8" officeooo:paragraph-rsid="000e1e35" style:font-style-asian="normal" style:font-style-complex="normal"/>
    </style:style>
    <style:style style:name="P8" style:family="paragraph" style:parent-style-name="Text_20_body">
      <style:text-properties officeooo:paragraph-rsid="003c874d"/>
    </style:style>
    <style:style style:name="P9" style:family="paragraph" style:parent-style-name="Text_20_body">
      <style:text-properties fo:font-style="normal" officeooo:rsid="00399ea0" style:font-style-asian="normal" style:font-style-complex="normal"/>
    </style:style>
    <style:style style:name="P10" style:family="paragraph" style:parent-style-name="Text_20_body">
      <style:text-properties fo:font-style="normal" officeooo:rsid="004884f7" style:font-style-asian="normal" style:font-style-complex="normal"/>
    </style:style>
    <style:style style:name="P11" style:family="paragraph" style:parent-style-name="Text_20_body">
      <style:text-properties fo:font-style="normal" officeooo:rsid="004884f7" style:font-style-asian="normal" style:font-style-complex="normal"/>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style:style style:name="T11" style:family="text">
      <style:text-properties officeooo:rsid="001f3c27"/>
    </style:style>
    <style:style style:name="T12" style:family="text">
      <style:text-properties officeooo:rsid="0020e0d1"/>
    </style:style>
    <style:style style:name="T13" style:family="text">
      <style:text-properties officeooo:rsid="0022208c"/>
    </style:style>
    <style:style style:name="T14" style:family="text">
      <style:text-properties officeooo:rsid="0022453e"/>
    </style:style>
    <style:style style:name="T15" style:family="text">
      <style:text-properties officeooo:rsid="0023c14a"/>
    </style:style>
    <style:style style:name="T16" style:family="text">
      <style:text-properties fo:font-style="italic" officeooo:rsid="0023c14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3c14a" style:font-style-asian="normal" style:font-style-complex="normal"/>
    </style:style>
    <style:style style:name="T19" style:family="text">
      <style:text-properties fo:font-style="normal" officeooo:rsid="0024e4ff" style:font-style-asian="normal" style:font-style-complex="normal"/>
    </style:style>
    <style:style style:name="T20" style:family="text">
      <style:text-properties fo:font-style="normal" officeooo:rsid="0025607c" style:font-style-asian="normal" style:font-style-complex="normal"/>
    </style:style>
    <style:style style:name="T21" style:family="text">
      <style:text-properties fo:font-style="normal" officeooo:rsid="0026f7ca" style:font-style-asian="normal" style:font-style-complex="normal"/>
    </style:style>
    <style:style style:name="T22" style:family="text">
      <style:text-properties fo:font-style="normal" officeooo:rsid="002755d8" style:font-style-asian="normal" style:font-style-complex="normal"/>
    </style:style>
    <style:style style:name="T23" style:family="text">
      <style:text-properties fo:font-style="normal" officeooo:rsid="00293636" style:font-style-asian="normal" style:font-style-complex="normal"/>
    </style:style>
    <style:style style:name="T24" style:family="text">
      <style:text-properties fo:font-style="normal" officeooo:rsid="002b16cb" style:font-style-asian="normal" style:font-style-complex="normal"/>
    </style:style>
    <style:style style:name="T25" style:family="text">
      <style:text-properties fo:font-style="normal" officeooo:rsid="002d14b3" style:font-style-asian="normal" style:font-style-complex="normal"/>
    </style:style>
    <style:style style:name="T26" style:family="text">
      <style:text-properties fo:font-style="normal" officeooo:rsid="002f42e9" style:font-style-asian="normal" style:font-style-complex="normal"/>
    </style:style>
    <style:style style:name="T27" style:family="text">
      <style:text-properties fo:font-style="normal" officeooo:rsid="0030f69b" style:font-style-asian="normal" style:font-style-complex="normal"/>
    </style:style>
    <style:style style:name="T28" style:family="text">
      <style:text-properties fo:font-style="normal" officeooo:rsid="003293cb" style:font-style-asian="normal" style:font-style-complex="normal"/>
    </style:style>
    <style:style style:name="T29" style:family="text">
      <style:text-properties fo:font-style="normal" officeooo:rsid="0034681f" style:font-style-asian="normal" style:font-style-complex="normal"/>
    </style:style>
    <style:style style:name="T30" style:family="text">
      <style:text-properties fo:font-style="normal" officeooo:rsid="0036237f" style:font-style-asian="normal" style:font-style-complex="normal"/>
    </style:style>
    <style:style style:name="T31" style:family="text">
      <style:text-properties fo:font-style="normal" officeooo:rsid="00375aae" style:font-style-asian="normal" style:font-style-complex="normal"/>
    </style:style>
    <style:style style:name="T32" style:family="text">
      <style:text-properties fo:font-style="normal" officeooo:rsid="00388be3" style:font-style-asian="normal" style:font-style-complex="normal"/>
    </style:style>
    <style:style style:name="T33" style:family="text">
      <style:text-properties fo:font-style="normal" officeooo:rsid="003924f0" style:font-style-asian="normal" style:font-style-complex="normal"/>
    </style:style>
    <style:style style:name="T34" style:family="text">
      <style:text-properties fo:font-style="normal" officeooo:rsid="00399ea0" style:font-style-asian="normal" style:font-style-complex="normal"/>
    </style:style>
    <style:style style:name="T35" style:family="text">
      <style:text-properties fo:font-style="normal" officeooo:rsid="003a78f5" style:font-style-asian="normal" style:font-style-complex="normal"/>
    </style:style>
    <style:style style:name="T36" style:family="text">
      <style:text-properties fo:font-style="normal" officeooo:rsid="003b07a8" style:font-style-asian="normal" style:font-style-complex="normal"/>
    </style:style>
    <style:style style:name="T37" style:family="text">
      <style:text-properties fo:font-style="normal" officeooo:rsid="003e6e11" style:font-style-asian="normal" style:font-style-complex="normal"/>
    </style:style>
    <style:style style:name="T38" style:family="text">
      <style:text-properties fo:font-style="normal" officeooo:rsid="003ef608" style:font-style-asian="normal" style:font-style-complex="normal"/>
    </style:style>
    <style:style style:name="T39" style:family="text">
      <style:text-properties fo:font-style="normal" officeooo:rsid="003fa514" style:font-style-asian="normal" style:font-style-complex="normal"/>
    </style:style>
    <style:style style:name="T40" style:family="text">
      <style:text-properties fo:font-style="normal" officeooo:rsid="0040c077" style:font-style-asian="normal" style:font-style-complex="normal"/>
    </style:style>
    <style:style style:name="T41" style:family="text">
      <style:text-properties fo:font-style="normal" officeooo:rsid="0041f34b" style:font-style-asian="normal" style:font-style-complex="normal"/>
    </style:style>
    <style:style style:name="T42" style:family="text">
      <style:text-properties fo:font-style="normal" officeooo:rsid="00455676" style:font-style-asian="normal" style:font-style-complex="normal"/>
    </style:style>
    <style:style style:name="T43" style:family="text">
      <style:text-properties fo:font-style="normal" officeooo:rsid="00432c79" style:font-style-asian="normal" style:font-style-complex="normal"/>
    </style:style>
    <style:style style:name="T44" style:family="text">
      <style:text-properties fo:font-style="normal" officeooo:rsid="0047638f" style:font-style-asian="normal" style:font-style-complex="normal"/>
    </style:style>
    <style:style style:name="T45" style:family="text">
      <style:text-properties fo:font-style="normal" officeooo:rsid="004884f7" style:font-style-asian="normal" style:font-style-complex="normal"/>
    </style:style>
    <style:style style:name="T46" style:family="text">
      <style:text-properties officeooo:rsid="00432c79"/>
    </style:style>
    <style:style style:name="T47" style:family="text">
      <style:text-properties officeooo:rsid="0043df19"/>
    </style:style>
    <style:style style:name="T48" style:family="text">
      <style:text-properties officeooo:rsid="004446a4"/>
    </style:style>
    <style:style style:name="T49" style:family="text">
      <style:text-properties officeooo:rsid="00455676"/>
    </style:style>
    <style:style style:name="T50" style:family="text">
      <style:text-properties officeooo:rsid="004aa9bc"/>
    </style:style>
    <style:style style:name="T51" style:family="text">
      <style:text-properties officeooo:rsid="004c2dc0"/>
    </style:style>
    <style:style style:name="T52" style:family="text">
      <style:text-properties officeooo:rsid="004d3c8a"/>
    </style:style>
    <style:style style:name="T53" style:family="text">
      <style:text-properties officeooo:rsid="004eb20a"/>
    </style:style>
    <style:style style:name="T54" style:family="text">
      <style:text-properties officeooo:rsid="0050ec5e"/>
    </style:style>
    <style:style style:name="T55" style:family="text">
      <style:text-properties officeooo:rsid="00546d7c"/>
    </style:style>
    <style:style style:name="T56" style:family="text">
      <style:text-properties officeooo:rsid="0054f703"/>
    </style:style>
    <style:style style:name="T57" style:family="text">
      <style:text-properties officeooo:rsid="00550959"/>
    </style:style>
    <style:style style:name="T58" style:family="text">
      <style:text-properties officeooo:rsid="0055e9f6"/>
    </style:style>
    <style:style style:name="T59" style:family="text">
      <style:text-properties officeooo:rsid="00567da9"/>
    </style:style>
    <style:style style:name="T60" style:family="text">
      <style:text-properties officeooo:rsid="0058390b"/>
    </style:style>
    <style:style style:name="T61" style:family="text">
      <style:text-properties officeooo:rsid="005a1e13"/>
    </style:style>
    <style:style style:name="T62" style:family="text">
      <style:text-properties officeooo:rsid="005b38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text:p text:style-name="P6"><text:tab/>“<text:span text:style-name="T11">You’re like an object in motion.” Alicia said. “Except then you met me and became an object at rest. My friction just got too much for you it would seem.” She teased. “</text:span><text:span text:style-name="T12">But now, you want to get back on the road as it were.”</text:span></text:p>
      <text:p text:style-name="P6"><text:tab/><text:span text:style-name="T12">Nokev stopped smiling. Was he that transparent? He was curious by nature, he was a scientist turned explorer it would appear. </text:span><text:span text:style-name="T13">Talk about an eye opener. What was he doing? He wasn’t meant to settle down, not now. Nokev was out there to explore, to experience all The Rim had to offer.</text:span></text:p>
      <text:p text:style-name="P6"><text:tab/>“<text:span text:style-name="T14">You could come with me.” Nokev offered. It hadn’t been the first time he offered such a solution to their problem, her wanting to stay and him wanting to go. </text:span><text:span text:style-name="T15">He wished she </text:span><text:span text:style-name="T16">could</text:span><text:span text:style-name="T18"> go with him and venture out on The Rim, but there was nothing he could do or say to change her mind.</text:span></text:p>
      <text:p text:style-name="P6"><text:span text:style-name="T18"><text:tab/>“I have a small moon to run.” Alicia said. “You knew this when you met me. It’s how we met!” She exclaimed. </text:span><text:span text:style-name="T19">Alicia remembered the day they met. Nokev was about out of </text:span><text:span text:style-name="T23">fuel</text:span><text:span text:style-name="T19"> for his craft and was on a collision course with her moon. Luckily she had a tractor beam that slowed his descent and managed to stop him before he crashed. It took her a year to wear him down, but she finally managed to get him to like her. </text:span><text:span text:style-name="T20">Well he obviously didn’t like her enough, he wanted to leave. </text:span><text:span text:style-name="T21">She folded her arms.</text:span></text:p>
      <text:p text:style-name="P6"><text:span text:style-name="T21"><text:tab/>Nokev sighed. “Yeah I know how this conversation goes.” He said. “Of course your moon has to come first, I understand that. </text:span><text:span text:style-name="T22">But you know me, I can’t stay in one place for too long. I have to get going.”</text:span></text:p>
      <text:p text:style-name="P7"><text:tab/>Alicia frowned. “I thought we had something special.” She said. “I thought that you had changed your mind about exploring The Rim. But that appears not to be the case.”</text:p>
      <text:p text:style-name="P7"><text:tab/>Nokev scoffed at the thought. “You wanted to change me.” He accused Alicia. “If you didn’t like me for who I am, why not say anything?!”</text:p>
      <text:p text:style-name="P6"><text:soft-page-break/><text:span text:style-name="T22"><text:tab/>Alicia was speechless. She stared at Nokev for a moment and then finally answered him. “</text:span><text:span text:style-name="T23">Well I thought you would have wanted to spend the rest of your life with me.” Alicia frowned. “But I guess that’s not in the cards for us. When do you plan on leaving?”</text:span></text:p>
      <text:p text:style-name="P6"><text:span text:style-name="T23"><text:tab/></text:span><text:span text:style-name="T24">Nokev ran his fingers through his hair and shook his head. “I don’t know yet.” He said. “Soon, I know it’s soon. I can’t stay here. I belong out there.”</text:span></text:p>
      <text:p text:style-name="P6"><text:span text:style-name="T24"><text:tab/></text:span><text:span text:style-name="T25">Alicia shed a tear.</text:span></text:p>
      <text:h text:style-name="Heading_20_1" text:outline-level="1"><text:span text:style-name="T25">O</text:span><text:span text:style-name="T17">ne Lifetime Ago</text:span></text:h>
      <text:p text:style-name="Text_20_body"><text:span text:style-name="T17"><text:tab/></text:span><text:span text:style-name="T26">Obshi was on patrol, it was daytime on Shuka. Prisoners were given a bit of a leeway during the day. They could go anywhere they wanted to within reason. But once curfew hit, they had to be indoors. It was way too early, so curfew wasn’t to be had for hours. </text:span><text:span text:style-name="T27">He took his daytime to patrol the city borders, see anything new, keep track of things that didn’t make sense. Those kinds of things.</text:span></text:p>
      <text:p text:style-name="Text_20_body"><text:span text:style-name="T27"><text:tab/></text:span><text:span text:style-name="T28">He had made a few friends along his journeys. Some of the Shukan people believed in the same ideals Obshi did. </text:span><text:span text:style-name="T29">They wanted a free Shuka, a safe Shuka. A Shuka void of any Dubor soldiers always taking them away and killing them. </text:span><text:span text:style-name="T30">If the Dubor soldiers had their way, there wouldn’t be any Shukan people left on the planet. They would have killed them all when they arrived. </text:span><text:span text:style-name="T31">But their leaders had other plans in store for the population, killing only when necessary.</text:span></text:p>
      <text:p text:style-name="Text_20_body"><text:span text:style-name="T31"><text:tab/></text:span><text:span text:style-name="T32">As Obshi walked, he passed by several shopkeepers. </text:span><text:span text:style-name="T34">It had been over a since he had walked past them. </text:span><text:span text:style-name="T33">He was surprised to see so many shopkeepers still out on the streets considering the conditions they were currently facing. </text:span><text:span text:style-name="T34">Stopping at a fruit stand Obshi picked up a Aguti Fruit. It was sweet to the taste, he enjoyed the smells of fresh fruit.</text:span></text:p>
      <text:p text:style-name="P9"><text:tab/>The man attending tot he stand smiled at Obshi. “Obshi! Good to see you, haven’t seen you in this section in a while.”</text:p>
      <text:p text:style-name="P8"><text:span text:style-name="T34"><text:tab/>Obshi </text:span><text:span text:style-name="T35">returned the smile politely. “</text:span><text:span text:style-name="T36">Quoth, it has been a while hasn’t it. I remember my mother visiting your stand on a daily basis. She would always <text:s/>bring home fresh </text:span><text:span text:style-name="T34">Aguti</text:span><text:span text:style-name="T36"> Fruit. Those were some good times I tell you, good times indeed. Gosh I miss her.”</text:span></text:p>
      <text:p text:style-name="P8"><text:span text:style-name="T36"><text:tab/></text:span><text:span text:style-name="T37">Quoth nodded his head. “I too dear friend. Your mother was one of a kind. A shame what happened to her. The Dubor will pay for their wickedness.” He paused. They would pay, how they would pay he did not know but knew it needed to happen and soon.</text:span></text:p>
      <text:p text:style-name="P8"><text:span text:style-name="T37"><text:tab/>“</text:span><text:span text:style-name="T38">We have been under their thumb for nearly one hundred years.” Obshi said. “I have an idea of how to get rid of them, but it will take much more than the likes of you and me. We are going to need an army.”</text:span></text:p>
      <text:p text:style-name="P8"><text:span text:style-name="T38"><text:tab/></text:span><text:span text:style-name="T39">Quoth laughed at the thought. “What are you talking about? An army?! Where are we going to build an army?”</text:span></text:p>
      <text:p text:style-name="P8"><text:soft-page-break/><text:span text:style-name="T39"><text:tab/>Obshi looked and gestured around him. “Everywhere my friend, from everywhere. </text:span><text:span text:style-name="T40">We just have to gather them all up and arm them with any weapon we can find.</text:span><text:span text:style-name="T39">” </text:span><text:span text:style-name="T40">He paused. Yes this plan of his was going to work. “We just have to get the volunteers needed to make this work.” </text:span><text:span text:style-name="T41">Obshi smiled taking a bite of the fruit in his hands. “I’ll be in touch.” He walked away.</text:span></text:p>
      <text:h text:style-name="Heading_20_1" text:outline-level="1">March 2247, <text:span text:style-name="T46">Crimson Gamma</text:span></text:h>
      <text:p text:style-name="Text_20_body"><text:tab/><text:span text:style-name="T46">Obshi sat across from Norev. “That’s when I knew we had a fighting chance. That we could take down the Dubor once and for good. </text:span><text:span text:style-name="T47">Eventually we made that dream become a reality.</text:span><text:span text:style-name="T46">” </text:span><text:span text:style-name="T48">He sighed. “Quoth was my best friend, I miss him.”</text:span></text:p>
      <text:p text:style-name="Text_20_body"><text:tab/><text:span text:style-name="T49">Norev took a sip of her tea and leaned forward. They</text:span><text:span text:style-name="T43"> </text:span><text:span text:style-name="T42">were sitting in the officer’s mess. A place usually meant for officers and crew of the space station, but Norev enjoyed visiting there herself from time to time. “</text:span><text:span text:style-name="T44">Sounds like a good friend to have.” She said. “</text:span><text:span text:style-name="T45">The two of you were fighting for something good, something that needed to be accomplished and did it.”</text:span></text:p>
      <text:p text:style-name="P10"><text:tab/>Obshi nodded. “Yeah, we did.” He affirmed. “<text:span text:style-name="T50">We defeated the Dubor and fought them back to their home world, well until now. They seem to have come out from their hiding place and want to start things up again.”</text:span></text:p>
      <text:p text:style-name="P10"><text:tab/>“<text:span text:style-name="T50">Not with us </text:span><text:span text:style-name="T55">supposedly</text:span><text:span text:style-name="T50">.” Norev said, </text:span><text:span text:style-name="T55">unconvinced</text:span><text:span text:style-name="T50">. “Earth caused a treaty to come between them, and we are included in that n</text:span><text:span text:style-name="T56">e</text:span><text:span text:style-name="T50">w, I wouldn’t call it a friendship … but it’s something new, that’s for sure.” She paused, would they really be safe as the Earthlings promised? Time would tell, that much was certain.</text:span></text:p>
      <text:p text:style-name="P10"><text:tab/><text:span text:style-name="T51">Obshi wasn’t convinced. “I’m not sure I feel comfortable with that. I know I won’t be sleeping easy at night if they are out there doing whatever they want. No treaty will stop that.” </text:span><text:span text:style-name="T52">Obshi breathed in, he didn’t like thinking of the Dubor as anything but the enemy. They might change their ways, but deep down inside they were still the evil race that took over his home world. </text:span><text:span text:style-name="T53">Once a threat, always a threat.</text:span></text:p>
      <text:p text:style-name="P10"><text:tab/><text:span text:style-name="T54">Taking a bite of her lunch, Norev thought about Obshi’s words. How could they trust anything the Dubor would say to them? </text:span><text:span text:style-name="T55">The Dubor were the enemy, they could not be trusted. Words of truce meant nothing to Norev </text:span><text:span text:style-name="T57">even though it was backed by paper and signatures all official like. </text:span><text:span text:style-name="T58">Shuka’s history with the Dubor ran deep. Her hatred of the Dubor ran deep. There was one Dubor she did trust though, Captain O’Brien. Oh how she missed his presence on the station. </text:span><text:span text:style-name="T59">But times moved on.</text:span></text:p>
      <text:p text:style-name="P10"><text:tab/><text:span text:style-name="T60">The new commanding officer of Crimson Gamma was a by the book no bullshit commander. If you didn’t follow the rules to the letter, you were left out to dry. There was a nasty rumor going around that he was actually General Tague’s lover at one point. But that could just be a rumor, who really knew what Major Travis Johnson was all about as it was. Norev didn’t have a clue how it would go down, but she wanted to know more about the guy who was running the place.</text:span></text:p>
      <text:p text:style-name="P10"><text:soft-page-break/><text:tab/>“<text:span text:style-name="T61">Speaking of change.” Obshi said as though he was reading Norev’s mind. “</text:span><text:span text:style-name="T62">How about that new Major that’s running things around here? I’ve heard some unpleasant things about him, and I’m not talking about which side of the war he was on. Let Earth have their Civil War, I don’t care for it mu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1-15T18:12:44.073358895">01/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5T18:10:21.276168732</dc:date>
    <meta:editing-duration>PT5H6M24S</meta:editing-duration>
    <meta:editing-cycles>72</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49" meta:word-count="1984" meta:character-count="10490" meta:non-whitespace-character-count="8513"/>
  </office:meta>
</office:document-meta>
</file>